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01be90" officeooo:paragraph-rsid="0001be90"/>
    </style:style>
    <style:style style:name="P2" style:family="paragraph" style:parent-style-name="Text_20_body">
      <style:text-properties style:text-underline-style="none" fo:font-weight="normal" officeooo:rsid="0001be90" officeooo:paragraph-rsid="0001be90" style:font-weight-asian="normal" style:font-weight-complex="normal"/>
    </style:style>
    <style:style style:name="P3" style:family="paragraph" style:parent-style-name="Text_20_body">
      <style:text-properties style:font-name="Nimbus Roman" fo:font-size="18pt" style:text-underline-style="none" fo:font-weight="normal" officeooo:rsid="0001be90" officeooo:paragraph-rsid="0001be90" style:font-size-asian="18pt" style:font-weight-asian="normal" style:font-size-complex="18pt" style:font-weight-complex="normal"/>
    </style:style>
    <style:style style:name="T1" style:family="text">
      <style:text-properties officeooo:rsid="0004b4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bile App Functionality</text:p>
      <text:p text:style-name="P2"/>
      <text:p text:style-name="P3">1. Login.</text:p>
      <text:p text:style-name="P3">2. Logout.</text:p>
      <text:p text:style-name="P3">3. View books catalog.</text:p>
      <text:p text:style-name="P3">4. Search books.</text:p>
      <text:p text:style-name="P3">5. Reserve an available book.</text:p>
      <text:p text:style-name="P3">6. Register for a library account.</text:p>
      <text:p text:style-name="P3">7. View pro<text:span text:style-name="T1">fi</text:span>le.</text:p>
      <text:p text:style-name="P3">8. Update pro<text:span text:style-name="T1">fi</text:span>le.</text:p>
      <text:p text:style-name="P3">9. Access book borrowing history.</text:p>
      <text:p text:style-name="P3">10. Access currently reserved books.</text:p>
      <text:p text:style-name="P3">11. Access currently overdue books.</text:p>
      <text:p text:style-name="P3">12. Make a payment.</text:p>
      <text:p text:style-name="P3">13. View stats on most popular books.</text:p>
      <text:p text:style-name="P3">14. View stats on most popular genre.</text:p>
      <text:p text:style-name="P3">15. View boo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6:22:09.247434784</meta:creation-date>
    <dc:date>2025-10-31T16:23:51.310853626</dc:date>
    <meta:editing-duration>PT1M40S</meta:editing-duration>
    <meta:editing-cycles>5</meta:editing-cycles>
    <meta:generator>LibreOffice/25.8.2.2$Linux_X86_64 LibreOffice_project/580$Build-2</meta:generator>
    <meta:print-date>2025-10-31T16:24:34.791664711</meta:print-date>
    <meta:document-statistic meta:table-count="0" meta:image-count="0" meta:object-count="0" meta:page-count="1" meta:paragraph-count="16" meta:word-count="67" meta:character-count="389" meta:non-whitespace-character-count="338"/>
  </office:meta>
</office:document-meta>
</file>